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erriweather" svg:font-family="Merriweather, Georgia, 'Times New Roman', serif"/>
    <style:font-face style:name="Raleway" svg:font-family="Raleway, Arial, Helvetica, sans-serif"/>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3">
      <style:text-properties fo:font-variant="normal" fo:text-transform="none" fo:color="#000000" style:font-name="aakar" fo:font-size="12pt" fo:letter-spacing="normal" fo:font-style="normal" fo:font-weight="normal" officeooo:rsid="005bc229" officeooo:paragraph-rsid="005bc229" style:font-size-asian="12pt" style:font-weight-asian="normal" style:font-size-complex="12pt" style:font-weight-complex="normal"/>
    </style:style>
    <style:style style:name="P2" style:family="paragraph" style:parent-style-name="Standard" style:list-style-name="L3">
      <style:text-properties fo:font-variant="normal" fo:text-transform="none" fo:color="#000000" style:font-name="aakar" fo:font-size="12pt" fo:letter-spacing="normal" fo:font-style="normal" fo:font-weight="normal" officeooo:rsid="005c641c" officeooo:paragraph-rsid="005c641c" style:font-size-asian="12pt" style:font-weight-asian="normal" style:font-size-complex="12pt" style:font-weight-complex="normal"/>
    </style:style>
    <style:style style:name="P3" style:family="paragraph" style:parent-style-name="Standard">
      <style:text-properties fo:font-variant="normal" fo:text-transform="none" fo:color="#000000" style:font-name="aakar" fo:font-size="12pt" fo:letter-spacing="normal" fo:font-style="normal" fo:font-weight="normal" officeooo:rsid="005c641c" officeooo:paragraph-rsid="005c641c" style:font-size-asian="12pt" style:font-weight-asian="normal" style:font-size-complex="12pt" style:font-weight-complex="normal"/>
    </style:style>
    <style:style style:name="P4" style:family="paragraph" style:parent-style-name="Standard">
      <style:text-properties fo:font-variant="normal" fo:text-transform="none" fo:color="#000000" style:font-name="aakar" fo:font-size="12pt" fo:letter-spacing="normal" fo:font-style="normal" fo:font-weight="normal" officeooo:rsid="003f87a2" officeooo:paragraph-rsid="003f87a2"/>
    </style:style>
    <style:style style:name="P5" style:family="paragraph" style:parent-style-name="Standard" style:list-style-name="L1">
      <style:text-properties fo:font-variant="normal" fo:text-transform="none" fo:color="#000000" style:font-name="aakar" fo:font-size="12pt" fo:letter-spacing="normal" fo:font-style="normal" fo:font-weight="normal" officeooo:rsid="00518e64" officeooo:paragraph-rsid="00518e64"/>
    </style:style>
    <style:style style:name="P6" style:family="paragraph" style:parent-style-name="Standard" style:list-style-name="L1">
      <style:text-properties fo:font-variant="normal" fo:text-transform="none" fo:color="#000000" style:font-name="aakar" fo:font-size="12pt" fo:letter-spacing="normal" fo:font-style="normal" fo:font-weight="normal" officeooo:rsid="0052879f" officeooo:paragraph-rsid="0052879f"/>
    </style:style>
    <style:style style:name="P7" style:family="paragraph" style:parent-style-name="Standard" style:list-style-name="L1">
      <style:text-properties fo:font-variant="normal" fo:text-transform="none" fo:color="#000000" style:font-name="aakar" fo:font-size="12pt" fo:letter-spacing="normal" fo:font-style="normal" fo:font-weight="normal" officeooo:rsid="005a347a" officeooo:paragraph-rsid="00a9eab3"/>
    </style:style>
    <style:style style:name="P8" style:family="paragraph" style:parent-style-name="Standard" style:list-style-name="L3">
      <style:text-properties fo:font-variant="normal" fo:text-transform="none" fo:color="#000000" style:font-name="aakar" fo:font-size="12pt" fo:letter-spacing="normal" fo:font-style="normal" fo:font-weight="normal" officeooo:rsid="005bc229" officeooo:paragraph-rsid="005bc229"/>
    </style:style>
    <style:style style:name="P9" style:family="paragraph" style:parent-style-name="Standard">
      <style:text-properties fo:font-variant="normal" fo:text-transform="none" fo:color="#000000" style:font-name="aakar" fo:font-size="12pt" fo:letter-spacing="normal" fo:font-style="normal" fo:font-weight="normal" officeooo:rsid="00766899" officeooo:paragraph-rsid="00766899"/>
    </style:style>
    <style:style style:name="P10" style:family="paragraph" style:parent-style-name="Standard">
      <style:text-properties fo:font-variant="normal" fo:text-transform="none" fo:color="#000000" style:font-name="aakar" fo:font-size="12pt" fo:letter-spacing="normal" fo:font-style="normal" fo:font-weight="normal" officeooo:rsid="00766899" officeooo:paragraph-rsid="0083d6e6"/>
    </style:style>
    <style:style style:name="P11" style:family="paragraph" style:parent-style-name="Standard" style:list-style-name="L7">
      <style:text-properties fo:font-variant="normal" fo:text-transform="none" fo:color="#000000" style:font-name="aakar" fo:font-size="12pt" fo:letter-spacing="normal" fo:font-style="normal" fo:font-weight="normal" officeooo:rsid="00766899" officeooo:paragraph-rsid="0083d6e6"/>
    </style:style>
    <style:style style:name="P12" style:family="paragraph" style:parent-style-name="Standard">
      <style:text-properties fo:font-variant="normal" fo:text-transform="none" fo:color="#000000" style:font-name="aakar" fo:font-size="12pt" fo:letter-spacing="normal" fo:font-style="normal" fo:font-weight="normal" officeooo:rsid="007fd44e" officeooo:paragraph-rsid="00ad54c4"/>
    </style:style>
    <style:style style:name="P13" style:family="paragraph" style:parent-style-name="Standard" style:list-style-name="L8">
      <style:text-properties fo:font-variant="normal" fo:text-transform="none" fo:color="#000000" style:font-name="aakar" fo:font-size="12pt" fo:letter-spacing="normal" fo:font-style="normal" fo:font-weight="normal" officeooo:rsid="007fd44e" officeooo:paragraph-rsid="00ad54c4"/>
    </style:style>
    <style:style style:name="P14" style:family="paragraph" style:parent-style-name="Standard">
      <style:text-properties officeooo:paragraph-rsid="0022553b"/>
    </style:style>
    <style:style style:name="P15" style:family="paragraph" style:parent-style-name="Standard">
      <style:text-properties officeooo:paragraph-rsid="00557400"/>
    </style:style>
    <style:style style:name="P16" style:family="paragraph" style:parent-style-name="Standard">
      <style:text-properties style:font-name="aakar" officeooo:rsid="0014891c" officeooo:paragraph-rsid="0014891c"/>
    </style:style>
    <style:style style:name="P17" style:family="paragraph" style:parent-style-name="Standard">
      <style:text-properties style:font-name="aakar" officeooo:paragraph-rsid="00353ae9"/>
    </style:style>
    <style:style style:name="P18" style:family="paragraph" style:parent-style-name="Standard">
      <style:text-properties style:font-name="aakar" officeooo:rsid="001c99ea" officeooo:paragraph-rsid="001c99ea"/>
    </style:style>
    <style:style style:name="P19" style:family="paragraph" style:parent-style-name="Standard">
      <style:text-properties style:font-name="aakar" officeooo:rsid="00200169" officeooo:paragraph-rsid="00200169"/>
    </style:style>
    <style:style style:name="P20" style:family="paragraph" style:parent-style-name="Standard">
      <style:text-properties style:font-name="aakar" officeooo:paragraph-rsid="00200169"/>
    </style:style>
    <style:style style:name="P21" style:family="paragraph" style:parent-style-name="Standard">
      <style:text-properties style:font-name="aakar" officeooo:rsid="002fd441" officeooo:paragraph-rsid="002fd441"/>
    </style:style>
    <style:style style:name="P22" style:family="paragraph" style:parent-style-name="Standard">
      <style:text-properties style:font-name="aakar" officeooo:paragraph-rsid="0032d871"/>
    </style:style>
    <style:style style:name="P23" style:family="paragraph" style:parent-style-name="Standard">
      <style:text-properties style:font-name="aakar" officeooo:paragraph-rsid="0054c616"/>
    </style:style>
    <style:style style:name="P24" style:family="paragraph" style:parent-style-name="Standard" style:list-style-name="L2">
      <style:text-properties style:font-name="aakar" officeooo:rsid="00554c4f" officeooo:paragraph-rsid="00554c4f"/>
    </style:style>
    <style:style style:name="P25" style:family="paragraph" style:parent-style-name="Standard" style:list-style-name="L2">
      <style:text-properties style:font-name="aakar" officeooo:rsid="00554c4f" officeooo:paragraph-rsid="00ab02e0"/>
    </style:style>
    <style:style style:name="P26" style:family="paragraph" style:parent-style-name="Standard">
      <style:text-properties style:font-name="aakar" officeooo:rsid="00557400" officeooo:paragraph-rsid="00557400"/>
    </style:style>
    <style:style style:name="P27" style:family="paragraph" style:parent-style-name="Standard">
      <style:text-properties style:font-name="aakar" officeooo:rsid="00575ff5" officeooo:paragraph-rsid="00575ff5"/>
    </style:style>
    <style:style style:name="P28" style:family="paragraph" style:parent-style-name="Standard" style:list-style-name="L4">
      <style:text-properties style:font-name="aakar" officeooo:rsid="005e092a" officeooo:paragraph-rsid="005e092a"/>
    </style:style>
    <style:style style:name="P29" style:family="paragraph" style:parent-style-name="Standard">
      <style:text-properties style:font-name="aakar" officeooo:rsid="0062d159" officeooo:paragraph-rsid="0062d159"/>
    </style:style>
    <style:style style:name="P30" style:family="paragraph" style:parent-style-name="Standard">
      <style:text-properties style:font-name="aakar" officeooo:rsid="00637d2a" officeooo:paragraph-rsid="00637d2a"/>
    </style:style>
    <style:style style:name="P31" style:family="paragraph" style:parent-style-name="Standard">
      <style:text-properties style:font-name="aakar" officeooo:rsid="0065946f" officeooo:paragraph-rsid="0065946f"/>
    </style:style>
    <style:style style:name="P32" style:family="paragraph" style:parent-style-name="Standard">
      <style:text-properties style:font-name="aakar" officeooo:rsid="006ea7aa" officeooo:paragraph-rsid="006ea7aa"/>
    </style:style>
    <style:style style:name="P33" style:family="paragraph" style:parent-style-name="Standard">
      <style:text-properties style:font-name="aakar" officeooo:paragraph-rsid="004ad8b3"/>
    </style:style>
    <style:style style:name="P34" style:family="paragraph" style:parent-style-name="Standard">
      <style:text-properties style:font-name="aakar" officeooo:rsid="00881334" officeooo:paragraph-rsid="00881334"/>
    </style:style>
    <style:style style:name="P35" style:family="paragraph" style:parent-style-name="Standard">
      <style:text-properties style:font-name="aakar" officeooo:rsid="0092156e" officeooo:paragraph-rsid="0092156e"/>
    </style:style>
    <style:style style:name="P36" style:family="paragraph" style:parent-style-name="Standard">
      <style:text-properties style:font-name="aakar" officeooo:rsid="009b7ccb" officeooo:paragraph-rsid="009b7ccb"/>
    </style:style>
    <style:style style:name="P37" style:family="paragraph" style:parent-style-name="Standard">
      <style:text-properties style:font-name="aakar" officeooo:rsid="009bd499" officeooo:paragraph-rsid="009bd499"/>
    </style:style>
    <style:style style:name="P38" style:family="paragraph" style:parent-style-name="Standard">
      <style:text-properties style:font-name="aakar" officeooo:paragraph-rsid="009d9d80"/>
    </style:style>
    <style:style style:name="P39" style:family="paragraph" style:parent-style-name="Standard">
      <style:text-properties officeooo:paragraph-rsid="005a347a"/>
    </style:style>
    <style:style style:name="P40" style:family="paragraph" style:parent-style-name="Standard">
      <style:text-properties officeooo:paragraph-rsid="001c99ea"/>
    </style:style>
    <style:style style:name="P41" style:family="paragraph" style:parent-style-name="Standard">
      <style:text-properties officeooo:paragraph-rsid="006f6bf2"/>
    </style:style>
    <style:style style:name="P42" style:family="paragraph" style:parent-style-name="Standard">
      <style:text-properties officeooo:rsid="008280d0" officeooo:paragraph-rsid="008280d0"/>
    </style:style>
    <style:style style:name="P43" style:family="paragraph" style:parent-style-name="Standard">
      <style:text-properties officeooo:paragraph-rsid="0083d6e6"/>
    </style:style>
    <style:style style:name="P44" style:family="paragraph" style:parent-style-name="Standard">
      <style:text-properties officeooo:paragraph-rsid="0032d871"/>
    </style:style>
    <style:style style:name="P45" style:family="paragraph" style:parent-style-name="Standard">
      <style:text-properties officeooo:rsid="00895884" officeooo:paragraph-rsid="00895884"/>
    </style:style>
    <style:style style:name="P46" style:family="paragraph" style:parent-style-name="Standard">
      <style:text-properties officeooo:rsid="00895884" officeooo:paragraph-rsid="008d6568"/>
    </style:style>
    <style:style style:name="P47" style:family="paragraph" style:parent-style-name="Standard">
      <style:text-properties officeooo:rsid="008b34dc" officeooo:paragraph-rsid="008b34dc"/>
    </style:style>
    <style:style style:name="P48" style:family="paragraph" style:parent-style-name="Standard">
      <style:text-properties officeooo:rsid="0092d8e3" officeooo:paragraph-rsid="0092d8e3"/>
    </style:style>
    <style:style style:name="P49" style:family="paragraph" style:parent-style-name="Standard">
      <style:text-properties officeooo:rsid="0092d8e3" officeooo:paragraph-rsid="00afe5ca"/>
    </style:style>
    <style:style style:name="P50" style:family="paragraph" style:parent-style-name="Standard">
      <style:text-properties officeooo:rsid="0092d8e3" officeooo:paragraph-rsid="00b01d62"/>
    </style:style>
    <style:style style:name="P51" style:family="paragraph" style:parent-style-name="Standard">
      <style:paragraph-properties fo:text-align="start" style:justify-single-word="false"/>
      <style:text-properties officeooo:rsid="0092d8e3" officeooo:paragraph-rsid="00b01d62"/>
    </style:style>
    <style:style style:name="P52" style:family="paragraph" style:parent-style-name="Standard">
      <style:text-properties officeooo:paragraph-rsid="0097608e"/>
    </style:style>
    <style:style style:name="P53" style:family="paragraph" style:parent-style-name="Standard">
      <style:text-properties fo:color="#3a3a3c" style:font-name="aakar" fo:font-size="12pt" fo:letter-spacing="normal" fo:font-weight="normal" officeooo:paragraph-rsid="009d9d80" style:font-size-asian="12pt" style:font-weight-asian="normal" style:font-size-complex="12pt" style:font-weight-complex="normal"/>
    </style:style>
    <style:style style:name="P54" style:family="paragraph" style:parent-style-name="Standard">
      <style:text-properties officeooo:rsid="00a96d64" officeooo:paragraph-rsid="00a96d64"/>
    </style:style>
    <style:style style:name="P55" style:family="paragraph" style:parent-style-name="Standard" style:list-style-name="L5">
      <style:text-properties officeooo:paragraph-rsid="0041af4b"/>
    </style:style>
    <style:style style:name="P56" style:family="paragraph" style:parent-style-name="Standard" style:list-style-name="L5">
      <style:text-properties officeooo:paragraph-rsid="00a9eab3"/>
    </style:style>
    <style:style style:name="P57" style:family="paragraph" style:parent-style-name="Standard" style:list-style-name="L6">
      <style:text-properties officeooo:paragraph-rsid="00489d73"/>
    </style:style>
    <style:style style:name="P58" style:family="paragraph" style:parent-style-name="Standard" style:list-style-name="L6">
      <style:text-properties officeooo:paragraph-rsid="00ab02e0"/>
    </style:style>
    <style:style style:name="P59" style:family="paragraph" style:parent-style-name="Standard" style:list-style-name="L7">
      <style:text-properties officeooo:paragraph-rsid="0083d6e6"/>
    </style:style>
    <style:style style:name="P60" style:family="paragraph" style:parent-style-name="Standard">
      <style:text-properties officeooo:paragraph-rsid="00af959d"/>
    </style:style>
    <style:style style:name="P61" style:family="paragraph" style:parent-style-name="Standard">
      <style:paragraph-properties fo:break-before="page"/>
      <style:text-properties officeooo:rsid="0092d8e3" officeooo:paragraph-rsid="0092d8e3"/>
    </style:style>
    <style:style style:name="P62" style:family="paragraph" style:parent-style-name="Standard">
      <style:paragraph-properties fo:break-before="page"/>
      <style:text-properties style:font-name="aakar" officeooo:rsid="0014891c" officeooo:paragraph-rsid="0014891c"/>
    </style:style>
    <style:style style:name="T1" style:family="text">
      <style:text-properties officeooo:rsid="0019f968"/>
    </style:style>
    <style:style style:name="T2" style:family="text">
      <style:text-properties officeooo:rsid="001a113b"/>
    </style:style>
    <style:style style:name="T3" style:family="text">
      <style:text-properties officeooo:rsid="001b1253"/>
    </style:style>
    <style:style style:name="T4" style:family="text">
      <style:text-properties officeooo:rsid="001c00cd"/>
    </style:style>
    <style:style style:name="T5" style:family="text">
      <style:text-properties officeooo:rsid="00200169"/>
    </style:style>
    <style:style style:name="T6" style:family="text">
      <style:text-properties officeooo:rsid="00209496"/>
    </style:style>
    <style:style style:name="T7" style:family="text">
      <style:text-properties officeooo:rsid="00241cbb"/>
    </style:style>
    <style:style style:name="T8" style:family="text">
      <style:text-properties officeooo:rsid="00245ea2"/>
    </style:style>
    <style:style style:name="T9" style:family="text">
      <style:text-properties officeooo:rsid="00253be4"/>
    </style:style>
    <style:style style:name="T10" style:family="text">
      <style:text-properties officeooo:rsid="0025bb80"/>
    </style:style>
    <style:style style:name="T11" style:family="text">
      <style:text-properties fo:font-variant="normal" fo:text-transform="none" fo:color="#000000" fo:font-size="12pt" fo:letter-spacing="normal" fo:font-style="normal" fo:font-weight="normal"/>
    </style:style>
    <style:style style:name="T12" style:family="text">
      <style:text-properties fo:font-variant="normal" fo:text-transform="none" fo:color="#000000" fo:font-size="12pt" fo:letter-spacing="normal" fo:font-style="normal" fo:font-weight="normal" officeooo:rsid="002d4707"/>
    </style:style>
    <style:style style:name="T13" style:family="text">
      <style:text-properties fo:font-variant="normal" fo:text-transform="none" fo:color="#000000" fo:font-size="12pt" fo:letter-spacing="normal" fo:font-style="normal" fo:font-weight="normal" officeooo:rsid="0033cb7b"/>
    </style:style>
    <style:style style:name="T14" style:family="text">
      <style:text-properties fo:font-variant="normal" fo:text-transform="none" fo:color="#000000" fo:font-size="12pt" fo:letter-spacing="normal" fo:font-style="normal" fo:font-weight="normal" officeooo:rsid="0032d871"/>
    </style:style>
    <style:style style:name="T15" style:family="text">
      <style:text-properties fo:font-variant="normal" fo:text-transform="none" fo:color="#000000" fo:font-size="12pt" fo:letter-spacing="normal" fo:font-style="normal" fo:font-weight="normal" officeooo:rsid="00245ea2"/>
    </style:style>
    <style:style style:name="T16" style:family="text">
      <style:text-properties fo:font-variant="normal" fo:text-transform="none" fo:color="#000000" fo:font-size="12pt" fo:letter-spacing="normal" fo:font-style="normal" fo:font-weight="normal" officeooo:rsid="0025bb80"/>
    </style:style>
    <style:style style:name="T17" style:family="text">
      <style:text-properties fo:font-variant="normal" fo:text-transform="none" fo:color="#000000" fo:font-size="12pt" fo:letter-spacing="normal" fo:font-style="normal" fo:font-weight="normal" officeooo:rsid="0026659b"/>
    </style:style>
    <style:style style:name="T18" style:family="text">
      <style:text-properties fo:font-variant="normal" fo:text-transform="none" fo:color="#000000" fo:font-size="12pt" fo:letter-spacing="normal" fo:font-style="normal" fo:font-weight="normal" officeooo:rsid="0028117b"/>
    </style:style>
    <style:style style:name="T19" style:family="text">
      <style:text-properties fo:font-variant="normal" fo:text-transform="none" fo:color="#000000" fo:font-size="12pt" fo:letter-spacing="normal" fo:font-style="normal" fo:font-weight="normal" officeooo:rsid="00293a2e"/>
    </style:style>
    <style:style style:name="T20" style:family="text">
      <style:text-properties fo:font-variant="normal" fo:text-transform="none" fo:color="#000000" fo:font-size="12pt" fo:letter-spacing="normal" fo:font-style="normal" fo:font-weight="normal" officeooo:rsid="0054c616"/>
    </style:style>
    <style:style style:name="T21" style:family="text">
      <style:text-properties fo:font-variant="normal" fo:text-transform="none" fo:color="#000000" fo:font-size="12pt" fo:letter-spacing="normal" fo:font-style="normal" fo:font-weight="normal" officeooo:rsid="0058e796"/>
    </style:style>
    <style:style style:name="T22" style:family="text">
      <style:text-properties fo:font-variant="normal" fo:text-transform="none" fo:color="#000000" fo:font-size="12pt" fo:letter-spacing="normal" fo:font-style="normal" fo:font-weight="normal" officeooo:rsid="00593d34"/>
    </style:style>
    <style:style style:name="T23" style:family="text">
      <style:text-properties fo:font-variant="normal" fo:text-transform="none" fo:color="#000000" fo:font-size="12pt" fo:letter-spacing="normal" fo:font-style="normal" fo:font-weight="normal" officeooo:rsid="006192a0"/>
    </style:style>
    <style:style style:name="T24" style:family="text">
      <style:text-properties fo:font-variant="normal" fo:text-transform="none" fo:color="#000000" fo:font-size="12pt" fo:letter-spacing="normal" fo:font-style="normal" fo:font-weight="normal" officeooo:rsid="006556c7"/>
    </style:style>
    <style:style style:name="T25" style:family="text">
      <style:text-properties fo:font-variant="normal" fo:text-transform="none" fo:color="#000000" fo:font-size="12pt" fo:letter-spacing="normal" fo:font-style="normal" fo:font-weight="normal" officeooo:rsid="0065946f"/>
    </style:style>
    <style:style style:name="T26" style:family="text">
      <style:text-properties fo:font-variant="normal" fo:text-transform="none" fo:color="#000000" fo:font-size="12pt" fo:letter-spacing="normal" fo:font-style="normal" fo:font-weight="normal" officeooo:rsid="0065c961"/>
    </style:style>
    <style:style style:name="T27" style:family="text">
      <style:text-properties fo:font-variant="normal" fo:text-transform="none" fo:color="#000000" fo:font-size="12pt" fo:letter-spacing="normal" fo:font-style="normal" fo:font-weight="normal" officeooo:rsid="008280d0"/>
    </style:style>
    <style:style style:name="T28" style:family="text">
      <style:text-properties fo:font-variant="normal" fo:text-transform="none" fo:color="#000000" fo:font-size="12pt" fo:letter-spacing="normal" fo:font-style="normal" fo:font-weight="normal" officeooo:rsid="00869fa1"/>
    </style:style>
    <style:style style:name="T29" style:family="text">
      <style:text-properties fo:font-variant="normal" fo:text-transform="none" fo:color="#000000" fo:font-size="12pt" fo:letter-spacing="normal" fo:font-style="normal" fo:font-weight="normal" officeooo:rsid="00895884"/>
    </style:style>
    <style:style style:name="T30" style:family="text">
      <style:text-properties fo:font-variant="normal" fo:text-transform="none" fo:color="#000000" fo:font-size="12pt" fo:letter-spacing="normal" fo:font-style="normal" fo:font-weight="normal" officeooo:rsid="008df868"/>
    </style:style>
    <style:style style:name="T31" style:family="text">
      <style:text-properties fo:font-variant="normal" fo:text-transform="none" fo:color="#000000" fo:font-size="12pt" fo:letter-spacing="normal" fo:font-style="normal" fo:font-weight="normal" officeooo:rsid="008eadfc"/>
    </style:style>
    <style:style style:name="T32" style:family="text">
      <style:text-properties fo:font-variant="normal" fo:text-transform="none" fo:color="#000000" fo:font-size="12pt" fo:letter-spacing="normal" fo:font-style="normal" fo:font-weight="normal" officeooo:rsid="008f414b"/>
    </style:style>
    <style:style style:name="T33" style:family="text">
      <style:text-properties fo:font-variant="normal" fo:text-transform="none" fo:color="#000000" fo:font-size="12pt" fo:letter-spacing="normal" fo:font-style="normal" fo:font-weight="normal" officeooo:rsid="008fb72c"/>
    </style:style>
    <style:style style:name="T34" style:family="text">
      <style:text-properties fo:font-variant="normal" fo:text-transform="none" fo:color="#000000" fo:font-size="12pt" fo:letter-spacing="normal" fo:font-style="normal" fo:font-weight="normal" officeooo:rsid="0098d489"/>
    </style:style>
    <style:style style:name="T35" style:family="text">
      <style:text-properties fo:font-variant="normal" fo:text-transform="none" fo:color="#000000" fo:font-size="12pt" fo:letter-spacing="normal" fo:font-style="normal" fo:font-weight="normal" officeooo:rsid="009b7ccb"/>
    </style:style>
    <style:style style:name="T36" style:family="text">
      <style:text-properties fo:font-variant="normal" fo:text-transform="none" fo:color="#000000" fo:font-size="12pt" fo:letter-spacing="normal" fo:font-style="normal" fo:font-weight="normal" officeooo:rsid="009bd499"/>
    </style:style>
    <style:style style:name="T37" style:family="text">
      <style:text-properties fo:font-variant="normal" fo:text-transform="none" fo:color="#000000" fo:font-size="12pt" fo:letter-spacing="normal" fo:font-style="normal" fo:font-weight="normal" officeooo:rsid="009d9d80"/>
    </style:style>
    <style:style style:name="T38" style:family="text">
      <style:text-properties fo:font-variant="normal" fo:text-transform="none" fo:color="#000000" fo:font-size="12pt" fo:letter-spacing="normal" fo:font-style="normal" fo:font-weight="normal" officeooo:rsid="009f063d"/>
    </style:style>
    <style:style style:name="T39" style:family="text">
      <style:text-properties fo:font-variant="normal" fo:text-transform="none" fo:color="#000000" fo:font-size="12pt" fo:letter-spacing="normal" fo:font-style="normal" fo:font-weight="normal" officeooo:rsid="00a33660"/>
    </style:style>
    <style:style style:name="T40" style:family="text">
      <style:text-properties fo:font-variant="normal" fo:text-transform="none" fo:color="#000000" fo:font-size="12pt" fo:letter-spacing="normal" fo:font-style="normal" fo:font-weight="normal" officeooo:rsid="00a523da"/>
    </style:style>
    <style:style style:name="T41" style:family="text">
      <style:text-properties fo:font-variant="normal" fo:text-transform="none" fo:color="#000000" fo:font-size="12pt" fo:letter-spacing="normal" fo:font-style="normal" fo:font-weight="normal" officeooo:rsid="005a347a"/>
    </style:style>
    <style:style style:name="T42" style:family="text">
      <style:text-properties fo:font-variant="normal" fo:text-transform="none" fo:color="#000000" style:font-name="aakar" fo:font-size="12pt" fo:letter-spacing="normal" fo:font-style="normal" fo:font-weight="normal"/>
    </style:style>
    <style:style style:name="T43" style:family="text">
      <style:text-properties fo:font-variant="normal" fo:text-transform="none" fo:color="#000000" style:font-name="aakar" fo:font-size="12pt" fo:letter-spacing="normal" fo:font-style="normal" fo:font-weight="normal" officeooo:rsid="006ea7aa"/>
    </style:style>
    <style:style style:name="T44" style:family="text">
      <style:text-properties fo:font-variant="normal" fo:text-transform="none" fo:color="#000000" style:font-name="aakar" fo:font-size="12pt" fo:letter-spacing="normal" fo:font-style="normal" fo:font-weight="normal" officeooo:rsid="006f6bf2"/>
    </style:style>
    <style:style style:name="T45" style:family="text">
      <style:text-properties fo:font-variant="normal" fo:text-transform="none" fo:color="#000000" style:font-name="aakar" fo:font-size="12pt" fo:letter-spacing="normal" fo:font-style="normal" fo:font-weight="normal" officeooo:rsid="0075b720"/>
    </style:style>
    <style:style style:name="T46" style:family="text">
      <style:text-properties fo:font-variant="normal" fo:text-transform="none" fo:color="#000000" style:font-name="aakar" fo:font-size="12pt" fo:letter-spacing="normal" fo:font-style="normal" fo:font-weight="normal" officeooo:rsid="007d43d1"/>
    </style:style>
    <style:style style:name="T47" style:family="text">
      <style:text-properties fo:font-variant="normal" fo:text-transform="none" fo:color="#000000" style:font-name="aakar" fo:font-size="12pt" fo:letter-spacing="normal" fo:font-style="normal" fo:font-weight="normal" officeooo:rsid="007e30c0"/>
    </style:style>
    <style:style style:name="T48" style:family="text">
      <style:text-properties fo:font-variant="normal" fo:text-transform="none" fo:color="#000000" style:font-name="aakar" fo:font-size="12pt" fo:letter-spacing="normal" fo:font-style="normal" fo:font-weight="normal" officeooo:rsid="00369ca6"/>
    </style:style>
    <style:style style:name="T49" style:family="text">
      <style:text-properties fo:font-variant="normal" fo:text-transform="none" fo:color="#000000" style:font-name="aakar" fo:font-size="12pt" fo:letter-spacing="normal" fo:font-style="normal" fo:font-weight="normal" officeooo:rsid="00293a2e"/>
    </style:style>
    <style:style style:name="T50" style:family="text">
      <style:text-properties fo:font-variant="normal" fo:text-transform="none" fo:color="#000000" style:font-name="aakar" fo:font-size="12pt" fo:letter-spacing="normal" fo:font-style="normal" fo:font-weight="normal" officeooo:rsid="00382bcb"/>
    </style:style>
    <style:style style:name="T51" style:family="text">
      <style:text-properties fo:font-variant="normal" fo:text-transform="none" fo:color="#000000" style:font-name="aakar" fo:font-size="12pt" fo:letter-spacing="normal" fo:font-style="normal" fo:font-weight="normal" officeooo:rsid="008b34dc"/>
    </style:style>
    <style:style style:name="T52" style:family="text">
      <style:text-properties fo:font-variant="normal" fo:text-transform="none" fo:color="#000000" style:font-name="aakar" fo:font-size="12pt" fo:letter-spacing="normal" fo:font-style="normal" fo:font-weight="normal" officeooo:rsid="004b349f"/>
    </style:style>
    <style:style style:name="T53" style:family="text">
      <style:text-properties fo:font-variant="normal" fo:text-transform="none" fo:color="#000000" style:font-name="aakar" fo:font-size="12pt" fo:letter-spacing="normal" fo:font-style="normal" fo:font-weight="normal" officeooo:rsid="004baa30"/>
    </style:style>
    <style:style style:name="T54" style:family="text">
      <style:text-properties fo:font-variant="normal" fo:text-transform="none" fo:color="#000000" style:font-name="aakar" fo:font-size="12pt" fo:letter-spacing="normal" fo:font-style="normal" fo:font-weight="normal" officeooo:rsid="004d850c"/>
    </style:style>
    <style:style style:name="T55" style:family="text">
      <style:text-properties fo:font-variant="normal" fo:text-transform="none" fo:color="#000000" style:font-name="aakar" fo:font-size="12pt" fo:letter-spacing="normal" fo:font-style="normal" fo:font-weight="normal" officeooo:rsid="00554c4f"/>
    </style:style>
    <style:style style:name="T56" style:family="text">
      <style:text-properties fo:font-variant="normal" fo:text-transform="none" fo:color="#000000" style:font-name="aakar" fo:font-size="12pt" fo:letter-spacing="normal" fo:font-style="normal" fo:font-weight="normal" officeooo:rsid="004d850c" style:font-size-asian="12pt" style:font-weight-asian="normal" style:font-size-complex="12pt" style:font-weight-complex="normal"/>
    </style:style>
    <style:style style:name="T57" style:family="text">
      <style:text-properties fo:font-variant="normal" fo:text-transform="none" fo:color="#000000" style:font-name="aakar" fo:font-size="12pt" fo:letter-spacing="normal" fo:font-style="normal" fo:font-weight="normal" officeooo:rsid="00554c4f" style:font-size-asian="12pt" style:font-weight-asian="normal" style:font-size-complex="12pt" style:font-weight-complex="normal"/>
    </style:style>
    <style:style style:name="T58" style:family="text">
      <style:text-properties fo:font-variant="normal" fo:text-transform="none" fo:color="#000000" style:font-name="aakar" fo:font-size="12pt" fo:letter-spacing="normal" fo:font-style="normal" fo:font-weight="normal" officeooo:rsid="0090a462" style:font-size-asian="12pt" style:font-weight-asian="normal" style:font-size-complex="12pt" style:font-weight-complex="normal"/>
    </style:style>
    <style:style style:name="T59" style:family="text">
      <style:text-properties fo:font-variant="normal" fo:text-transform="none" fo:color="#000000" style:font-name="aakar" fo:font-size="12pt" fo:letter-spacing="normal" fo:font-style="normal" fo:font-weight="normal" officeooo:rsid="0096cf20"/>
    </style:style>
    <style:style style:name="T60" style:family="text">
      <style:text-properties fo:font-variant="normal" fo:text-transform="none" fo:color="#000000" style:font-name="aakar" fo:font-size="12pt" fo:letter-spacing="normal" fo:font-style="normal" fo:font-weight="normal" officeooo:rsid="0097608e"/>
    </style:style>
    <style:style style:name="T61" style:family="text">
      <style:text-properties fo:font-variant="normal" fo:text-transform="none" fo:color="#000000" style:font-name="aakar" fo:font-size="12pt" fo:letter-spacing="normal" fo:font-style="normal" fo:font-weight="normal" officeooo:rsid="00593d34"/>
    </style:style>
    <style:style style:name="T62" style:family="text">
      <style:text-properties fo:font-variant="normal" fo:text-transform="none" fo:color="#000000" style:font-name="aakar" fo:font-size="12pt" fo:letter-spacing="normal" fo:font-style="normal" fo:font-weight="normal" officeooo:rsid="005a347a"/>
    </style:style>
    <style:style style:name="T63" style:family="text">
      <style:text-properties fo:font-variant="normal" fo:text-transform="none" fo:color="#000000" style:font-name="aakar" fo:font-size="12pt" fo:letter-spacing="normal" fo:font-style="normal" fo:font-weight="normal" officeooo:rsid="00610857"/>
    </style:style>
    <style:style style:name="T64" style:family="text">
      <style:text-properties fo:font-variant="normal" fo:text-transform="none" fo:color="#000000" style:font-name="aakar" fo:font-size="12pt" fo:letter-spacing="normal" fo:font-style="normal" fo:font-weight="normal" officeooo:rsid="009ab79b"/>
    </style:style>
    <style:style style:name="T65" style:family="text">
      <style:text-properties fo:font-variant="normal" fo:text-transform="none" fo:color="#000000" style:font-name="aakar" fo:font-size="12pt" fo:letter-spacing="normal" fo:font-style="normal" fo:font-weight="normal" officeooo:rsid="006192a0"/>
    </style:style>
    <style:style style:name="T66" style:family="text">
      <style:text-properties fo:font-variant="normal" fo:text-transform="none" fo:color="#000000" style:font-name="aakar" fo:font-size="12pt" fo:letter-spacing="normal" fo:font-style="normal" fo:font-weight="normal" officeooo:rsid="009b7ccb"/>
    </style:style>
    <style:style style:name="T67" style:family="text">
      <style:text-properties fo:font-variant="normal" fo:text-transform="none" fo:color="#000000" style:font-name="aakar" fo:font-size="12pt" fo:letter-spacing="normal" fo:font-style="normal" fo:font-weight="normal" officeooo:rsid="00557400"/>
    </style:style>
    <style:style style:name="T68" style:family="text">
      <style:text-properties fo:font-variant="normal" fo:text-transform="none" fo:color="#000000" style:font-name="aakar" fo:font-size="12pt" fo:letter-spacing="normal" fo:font-style="normal" fo:font-weight="normal" officeooo:rsid="0041af4b"/>
    </style:style>
    <style:style style:name="T69" style:family="text">
      <style:text-properties fo:font-variant="normal" fo:text-transform="none" fo:color="#000000" style:font-name="aakar" fo:font-size="12pt" fo:letter-spacing="normal" fo:font-style="normal" fo:font-weight="normal" officeooo:rsid="00433de2"/>
    </style:style>
    <style:style style:name="T70" style:family="text">
      <style:text-properties fo:font-variant="normal" fo:text-transform="none" fo:color="#000000" style:font-name="aakar" fo:font-size="12pt" fo:letter-spacing="normal" fo:font-style="normal" fo:font-weight="normal" officeooo:rsid="0043b17c"/>
    </style:style>
    <style:style style:name="T71" style:family="text">
      <style:text-properties fo:font-variant="normal" fo:text-transform="none" fo:color="#000000" style:font-name="aakar" fo:font-size="12pt" fo:letter-spacing="normal" fo:font-style="normal" fo:font-weight="normal" officeooo:rsid="004795d9"/>
    </style:style>
    <style:style style:name="T72" style:family="text">
      <style:text-properties fo:font-variant="normal" fo:text-transform="none" fo:color="#000000" style:font-name="aakar" fo:font-size="12pt" fo:letter-spacing="normal" fo:font-style="normal" fo:font-weight="normal" officeooo:rsid="004f1c8e"/>
    </style:style>
    <style:style style:name="T73" style:family="text">
      <style:text-properties fo:font-variant="normal" fo:text-transform="none" fo:color="#000000" style:font-name="aakar" fo:font-size="12pt" fo:letter-spacing="normal" fo:font-style="normal" fo:font-weight="normal" officeooo:rsid="004fe7d5"/>
    </style:style>
    <style:style style:name="T74" style:family="text">
      <style:text-properties fo:font-variant="normal" fo:text-transform="none" fo:color="#000000" style:font-name="aakar" fo:font-size="12pt" fo:letter-spacing="normal" fo:font-style="normal" fo:font-weight="normal" officeooo:rsid="00518e64"/>
    </style:style>
    <style:style style:name="T75" style:family="text">
      <style:text-properties fo:font-variant="normal" fo:text-transform="none" fo:color="#000000" style:font-name="aakar" fo:font-size="12pt" fo:letter-spacing="normal" fo:font-style="normal" fo:font-weight="normal" officeooo:rsid="00489d73"/>
    </style:style>
    <style:style style:name="T76" style:family="text">
      <style:text-properties fo:font-variant="normal" fo:text-transform="none" fo:color="#000000" style:font-name="aakar" fo:font-size="12pt" fo:letter-spacing="normal" fo:font-style="normal" fo:font-weight="normal" officeooo:rsid="00af959d"/>
    </style:style>
    <style:style style:name="T77" style:family="text">
      <style:text-properties fo:font-variant="normal" fo:text-transform="none" fo:color="#000000" style:font-name="aakar" fo:font-size="12pt" fo:letter-spacing="normal" fo:font-style="normal" fo:font-weight="normal" officeooo:rsid="0092d8e3"/>
    </style:style>
    <style:style style:name="T78" style:family="text">
      <style:text-properties fo:font-variant="normal" fo:text-transform="none" fo:color="#000000" style:font-name="aakar" fo:font-size="12pt" fo:letter-spacing="normal" fo:font-style="normal" fo:font-weight="normal" officeooo:rsid="0097297b"/>
    </style:style>
    <style:style style:name="T79" style:family="text">
      <style:text-properties fo:font-variant="normal" fo:text-transform="none" fo:color="#000000" fo:font-style="normal" officeooo:rsid="009f063d"/>
    </style:style>
    <style:style style:name="T80" style:family="text">
      <style:text-properties fo:font-variant="normal" fo:text-transform="none" fo:color="#000000" fo:font-style="normal" officeooo:rsid="00a04f7c"/>
    </style:style>
    <style:style style:name="T81" style:family="text">
      <style:text-properties fo:font-variant="normal" fo:text-transform="none" fo:color="#000000" fo:font-style="italic" officeooo:rsid="009f063d"/>
    </style:style>
    <style:style style:name="T82" style:family="text">
      <style:text-properties fo:font-variant="normal" fo:text-transform="none" fo:color="#000000" style:font-name="aakar" fo:font-size="12pt" fo:letter-spacing="normal" fo:font-style="normal" fo:font-weight="normal" officeooo:rsid="00955f13" style:font-size-asian="12pt" style:font-weight-asian="normal" style:font-size-complex="12pt" style:font-weight-complex="normal"/>
    </style:style>
    <style:style style:name="T83" style:family="text">
      <style:text-properties fo:font-variant="normal" fo:text-transform="none" fo:color="#000000" style:font-name="aakar" fo:font-size="12pt" fo:letter-spacing="normal" fo:font-style="normal" fo:font-weight="normal" officeooo:rsid="00adbfde" style:font-size-asian="12pt" style:font-weight-asian="normal" style:font-size-complex="12pt" style:font-weight-complex="normal"/>
    </style:style>
    <style:style style:name="T84" style:family="text">
      <style:text-properties fo:font-variant="normal" fo:text-transform="none" fo:color="#000000" style:font-name="aakar" fo:font-size="12pt" fo:letter-spacing="normal" fo:font-style="normal" fo:font-weight="normal" officeooo:rsid="00da4fbb" style:font-size-asian="12pt" style:font-weight-asian="normal" style:font-size-complex="12pt" style:font-weight-complex="normal"/>
    </style:style>
    <style:style style:name="T85" style:family="text">
      <style:text-properties fo:font-variant="normal" fo:text-transform="none" fo:color="#3a3a3c" fo:font-size="12pt" fo:letter-spacing="normal" fo:font-style="normal" fo:font-weight="normal" officeooo:rsid="009d9d80" style:font-size-asian="12pt" style:font-weight-asian="normal" style:font-size-complex="12pt" style:font-weight-complex="normal"/>
    </style:style>
    <style:style style:name="T86" style:family="text">
      <style:text-properties fo:font-variant="normal" fo:text-transform="none" fo:color="#3a3a3c" fo:font-size="12pt" fo:letter-spacing="normal" fo:font-style="normal" fo:font-weight="normal" officeooo:rsid="00a04f7c" style:font-size-asian="12pt" style:font-style-asian="normal" style:font-weight-asian="normal" style:font-size-complex="12pt" style:font-style-complex="normal" style:font-weight-complex="normal"/>
    </style:style>
    <style:style style:name="T87" style:family="text">
      <style:text-properties fo:font-variant="normal" fo:text-transform="none" fo:color="#3a3a3c" fo:font-size="12pt" fo:letter-spacing="normal" fo:font-style="italic" fo:font-weight="normal" officeooo:rsid="009d9d80" style:font-size-asian="12pt" style:font-weight-asian="normal" style:font-size-complex="12pt" style:font-weight-complex="normal"/>
    </style:style>
    <style:style style:name="T88" style:family="text">
      <style:text-properties officeooo:rsid="002bb7ca"/>
    </style:style>
    <style:style style:name="T89" style:family="text">
      <style:text-properties officeooo:rsid="00316376"/>
    </style:style>
    <style:style style:name="T90" style:family="text">
      <style:text-properties officeooo:rsid="0033cb7b"/>
    </style:style>
    <style:style style:name="T91" style:family="text">
      <style:text-properties officeooo:rsid="0052879f"/>
    </style:style>
    <style:style style:name="T92" style:family="text">
      <style:text-properties style:font-name="aakar"/>
    </style:style>
    <style:style style:name="T93" style:family="text">
      <style:text-properties style:font-name="aakar" officeooo:rsid="001c99ea"/>
    </style:style>
    <style:style style:name="T94" style:family="text">
      <style:text-properties style:font-name="aakar" officeooo:rsid="001d78cc"/>
    </style:style>
    <style:style style:name="T95" style:family="text">
      <style:text-properties style:font-name="aakar" officeooo:rsid="001db784"/>
    </style:style>
    <style:style style:name="T96" style:family="text">
      <style:text-properties style:font-name="aakar" officeooo:rsid="0064db10"/>
    </style:style>
    <style:style style:name="T97" style:family="text">
      <style:text-properties style:font-name="aakar" officeooo:rsid="00200169"/>
    </style:style>
    <style:style style:name="T98" style:family="text">
      <style:text-properties style:font-name="aakar" officeooo:rsid="002e2af3"/>
    </style:style>
    <style:style style:name="T99" style:family="text">
      <style:text-properties style:font-name="aakar" officeooo:rsid="00209496"/>
    </style:style>
    <style:style style:name="T100" style:family="text">
      <style:text-properties style:font-name="aakar" officeooo:rsid="0022553b"/>
    </style:style>
    <style:style style:name="T101" style:family="text">
      <style:text-properties style:font-name="aakar" officeooo:rsid="002f27ae"/>
    </style:style>
    <style:style style:name="T102" style:family="text">
      <style:text-properties style:font-name="aakar" officeooo:rsid="006cdfa3"/>
    </style:style>
    <style:style style:name="T103" style:family="text">
      <style:text-properties style:font-name="aakar" officeooo:rsid="0083d6e6"/>
    </style:style>
    <style:style style:name="T104" style:family="text">
      <style:text-properties style:font-name="aakar" officeooo:rsid="00316376"/>
    </style:style>
    <style:style style:name="T105" style:family="text">
      <style:text-properties style:font-name="aakar" officeooo:rsid="00369ca6"/>
    </style:style>
    <style:style style:name="T106" style:family="text">
      <style:text-properties officeooo:rsid="00741b6c"/>
    </style:style>
    <style:style style:name="T107" style:family="text">
      <style:text-properties officeooo:rsid="00779abb"/>
    </style:style>
    <style:style style:name="T108" style:family="text">
      <style:text-properties officeooo:rsid="0083d6e6"/>
    </style:style>
    <style:style style:name="T109" style:family="text">
      <style:text-properties officeooo:rsid="009356f9"/>
    </style:style>
    <style:style style:name="T110" style:family="text">
      <style:text-properties style:font-name="aakar" fo:font-size="12pt" fo:font-weight="normal" officeooo:rsid="00da4fbb" style:font-size-asian="12pt" style:font-weight-asian="normal" style:font-size-complex="12pt" style:font-weight-complex="normal"/>
    </style:style>
    <style:style style:name="T111" style:family="text">
      <style:text-properties style:font-name="aakar" fo:font-size="12pt" fo:font-weight="normal" officeooo:rsid="00955f13" style:font-size-asian="12pt" style:font-weight-asian="normal" style:font-size-complex="12pt" style:font-weight-complex="normal"/>
    </style:style>
    <style:style style:name="T112" style:family="text">
      <style:text-properties style:font-name="aakar" fo:font-size="12pt" fo:font-weight="normal" officeooo:rsid="00adbfde" style:font-size-asian="12pt" style:font-weight-asian="normal" style:font-size-complex="12pt" style:font-weight-complex="normal"/>
    </style:style>
    <style:style style:name="T113" style:family="text">
      <style:text-properties officeooo:rsid="0097297b"/>
    </style:style>
    <style:style style:name="T114" style:family="text">
      <style:text-properties officeooo:rsid="00a55334"/>
    </style:style>
    <style:style style:name="T115" style:family="text">
      <style:text-properties officeooo:rsid="00ad54c4"/>
    </style:style>
    <style:style style:name="T116" style:family="text">
      <style:text-properties officeooo:rsid="00b08a7d"/>
    </style:style>
    <style:style style:name="T117" style:family="text">
      <style:text-properties officeooo:rsid="00b22f6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62">Abstract</text:p>
      <text:p text:style-name="P17"><text:span text:style-name="T114">In the modern times, Information Technology(IT) has become the backbone of development. Enterprise Resource Planning (ERP) is an application of IT which is nowadays considered most important part of any industry because it allows organizations to connect and interact with employees and administrative units, manage data and many more. However, many ERP implementations fail or exceed scheduling and budgeting constraints. Therefore, t</text:span><text:span text:style-name="T1">he purpose of this paper is to </text:span><text:span text:style-name="T2">discuss critical factors that affect enterprise resource planning (ERP) systems implementation in </text:span><text:span text:style-name="T3">few companies. There are many factors that affect ERP </text:span><text:span text:style-name="T4">implementation and in this paper we mostly discuss strategic success factors </text:span><text:span text:style-name="T106">which are Top Management Support, Project Management and Business Process Reengineering.</text:span></text:p>
      <text:p text:style-name="P40"><text:span text:style-name="T93">The study was conducted by analyzing case-studies associated with ERP implementation </text:span><text:span text:style-name="T94">for two </text:span><text:span text:style-name="T95">organizations which are </text:span><text:span text:style-name="T96">CN Creative and GBG</text:span><text:span text:style-name="T95">. </text:span></text:p>
      <text:p text:style-name="P18"/>
      <text:p text:style-name="P19">Introduction</text:p>
      <text:p text:style-name="P20"><text:span text:style-name="T5">ERP </text:span><text:span text:style-name="T89">systems</text:span><text:span text:style-name="T5"> are costly </text:span><text:span text:style-name="T88">frameworks</text:span><text:span text:style-name="T5"> of programming that organizations use to </text:span><text:span text:style-name="T7">facilitate a corporation to manage the use of all kind of necessary resources by providing total integrated solution for organization’s information</text:span><text:span text:style-name="T5">. ERP </text:span><text:span text:style-name="T6">softwares</text:span><text:span text:style-name="T5"> have been one of the </text:span><text:span text:style-name="T6">largest</text:span><text:span text:style-name="T5"> frameworks as of </text:span><text:span text:style-name="T6">recent years </text:span><text:span text:style-name="T5">and assume a huge supporting part in the majority of significant </text:span><text:span text:style-name="T6">industries</text:span><text:span text:style-name="T5"> including </text:span><text:span text:style-name="T6">airlines</text:span><text:span text:style-name="T5">, media communications, transport, government, and so on.</text:span></text:p>
      <text:p text:style-name="P14"><text:span text:style-name="T97">They take care of the issue of </text:span><text:span text:style-name="T98">fragmentation</text:span><text:span text:style-name="T97"> of </text:span><text:span text:style-name="T98">information</text:span><text:span text:style-name="T97"> or "Islands of </text:span><text:span text:style-name="T99">information</text:span><text:span text:style-name="T97">". ERP frameworks oversee everyday business exercises, for example, </text:span><text:span text:style-name="T100">accounting</text:span><text:span text:style-name="T97">, </text:span><text:span text:style-name="T100">procurement</text:span><text:span text:style-name="T97">, project management, risk management </text:span><text:span text:style-name="T98">and </text:span><text:span text:style-name="T97">compliance, and supply chain operations. A complete ERP suite likewise incorporates </text:span><text:span text:style-name="T100">performance management, software that helps </text:span><text:span text:style-name="T97">plan, budget, predict, and report on an organization’s financial results. An ERP bundle underpins and incorporates pretty much every useful zone of business </text:span><text:span text:style-name="T101">activities</text:span><text:span text:style-name="T97">. ERP </text:span><text:span text:style-name="T102">software</text:span><text:span text:style-name="T97"> </text:span><text:span text:style-name="T102">is</text:span><text:span text:style-name="T97"> additionally intended to </text:span><text:span text:style-name="T101">change a</text:span><text:span text:style-name="T97">longside </text:span><text:span text:style-name="T101">development of</text:span><text:span text:style-name="T97"> organization business.</text:span></text:p>
      <text:p text:style-name="P42"><text:span text:style-name="T97">E</text:span><text:span text:style-name="T92">RP systems has the capacity to transform the industry in which it is implemented. </text:span><text:span text:style-name="T103">But it comes with a disadvantage. The level of complexity for ERP implementation is nothing to joke about. Highly skilled manpower and long period of analysis and speculation is required. The business process itself needs to change in order to implement ERP. The factors affecting ERP implementation must be closely studied and overcome. This paper discusses the strategic success factors for ERP implementation.</text:span></text:p>
      <text:p text:style-name="P43"><text:span text:style-name="T45">Shahin Dezdar </text:span><text:span text:style-name="T46">explains</text:span><text:span text:style-name="T45"> the </text:span><text:span text:style-name="T46">strategic</text:span><text:span text:style-name="T45"> ERP implementation factors </text:span><text:span text:style-name="T47">as:</text:span></text:p>
      <text:list xml:id="list483360860" text:style-name="L7">
        <text:list-item>
          <text:p text:style-name="P59"><text:span text:style-name="T45">Top Management Support:Strong and sustained top management support is crucial in successful ERP implementation. Clear support from top management allows all individuals in organization to act in unison and with clear vision. Implementing an ERP system is not a matter of changing software systems; rather it is a matter of repositioning the company and transforming the business practices. So, public, explicit, and sincere support for the ERP project must be present to emphasize the priority of the project (Somers and Nelson, 2004).</text:span></text:p>
        </text:list-item>
        <text:list-item>
          <text:p text:style-name="P11">Project management: A strong project management team is a must because of the complexity of ERP systems. The vast combination of software and hardware, and political and social issues that arise in ERP development is nothing to be taken lightly. Umble et al.(2003) suggested that successful implementation of ERP requires best project management as well as documentation of objective, progress and many more.</text:p>
        </text:list-item>
        <text:list-item>
          <text:p text:style-name="P11">Business process re-engineering: Companies trying to implement ERP may not have its internal business process well-matched with tools and utilities provided by the ERP system. Due to this, the company may have to change its business processes to take <text:soft-page-break/>full advantage of ERP softwares. Nah et al.(2003) said that the business process must be reengineered as much as possible to co<text:span text:style-name="T107">n</text:span>form to ERP package.</text:p>
        </text:list-item>
      </text:list>
      <text:p text:style-name="P10"/>
      <text:p text:style-name="P12"><text:span text:style-name="T108">Tactical Factors are:</text:span></text:p>
      <text:list xml:id="list1016496585" text:style-name="L8">
        <text:list-item>
          <text:p text:style-name="P13"><text:span text:style-name="T108">Enterprise-Wide Communication: </text:span><text:span text:style-name="T115">Communication across every part of organization is important for successful ERP implementation. Good communication has great impact in change management in project and also is essential in creating approvals. </text:span></text:p>
        </text:list-item>
        <text:list-item>
          <text:p text:style-name="P13"><text:span text:style-name="T108">User Training and Education: </text:span><text:span text:style-name="T115">ERP systems are complex so user training and education is important to use it. The users of ERP should be provided with logic and overall concept of ERP to help them use it. This is also key part in ERP implementation.</text:span></text:p>
        </text:list-item>
        <text:list-item>
          <text:p text:style-name="P13"><text:span text:style-name="T108">Vendor Support: </text:span><text:span text:style-name="T115">ERPs are long running software. In the long run many bugs may arise and changes may take place in business activities. To solve this the vendors should supplement skill sets of their internal teams.</text:span></text:p>
        </text:list-item>
      </text:list>
      <text:p text:style-name="P12"><text:span text:style-name="T116">Tactical factors are also as important as strategic factors</text:span><text:span text:style-name="T103"> but they are beyond the scope of th</text:span><text:span text:style-name="T117">is</text:span><text:span text:style-name="T103"> paper.</text:span></text:p>
      <text:p text:style-name="P33"/>
      <text:p text:style-name="P21">Literature Review</text:p>
      <text:p text:style-name="P22"><text:span text:style-name="T8">Even though lots of advantages of ERP are described above, adoption of ERP is not as common as one would expect. </text:span><text:span text:style-name="T9">ERP implementation has very high cost and failure rates. </text:span><text:span text:style-name="T10">A recent study shows that <text:s/></text:span><text:span text:style-name="T90">64%</text:span><text:span text:style-name="T12"> percent of ERP </text:span><text:span text:style-name="T13">spent more than allotted b</text:span><text:span text:style-name="T12">udget, and </text:span><text:span text:style-name="T14">74% </text:span><text:span text:style-name="T12"><text:s/>took </text:span><text:span text:style-name="T14">longer</text:span><text:span text:style-name="T12"> </text:span><text:span text:style-name="T14">than </text:span><text:span text:style-name="T12">the expected completion time. Another study suggests 90 percent of ERP implementation have been delayed,</text:span><text:span text:style-name="T10"> </text:span><text:span text:style-name="T15">66% </text:span><text:span text:style-name="T16">companies </text:span><text:span text:style-name="T15">experienced some form of disruption in their operations during the implementation of their ERP systems. </text:span><text:span text:style-name="T17">Furthermore, </text:span><text:span text:style-name="T18">only </text:span><text:span text:style-name="T19">companies with high revenue can afford ERP implementation. </text:span><text:span text:style-name="T27">A</text:span><text:span text:style-name="T14">nd testing and other related projects can shoot up </text:span><text:span text:style-name="T30">the </text:span><text:span text:style-name="T14">budget by 50 percent. </text:span><text:span text:style-name="T31">But clients that spend more than allotted budget </text:span><text:span text:style-name="T32">also</text:span><text:span text:style-name="T31"> report </text:span><text:span text:style-name="T33">that </text:span><text:span text:style-name="T31">they are happy with their implementation.</text:span></text:p>
      <text:p text:style-name="P34"><text:span text:style-name="T14">T</text:span><text:span text:style-name="T11">here are many factors that affect ERP implementation in an industry. It may be technical, political, economical or many others. Careful examination of these factors can lead to fluent development process thereby increasing chances of success. The whole project must be documented beforehand and coordinated </text:span><text:span text:style-name="T29">by experienced management team. Failure in implementation may result in huge loss of time, money and resources.</text:span></text:p>
      <text:p text:style-name="P44"><text:span text:style-name="T104">There are many factors that are crucial to achieving predetermined aim of ERP implementation. Critical Success Factors(CSF) approach facilitates the identification of such factors. </text:span><text:span text:style-name="T105">Identification of such critical constituents </text:span><text:span text:style-name="T48">at the ERP implementation project leads to successful implementation. </text:span><text:span text:style-name="T49">S</text:span><text:span text:style-name="T50">trategic factors are those that address larger picture whereas tactical factors are those that involve skillful methods and details.</text:span></text:p>
      <text:p text:style-name="P45"><text:span text:style-name="T50">C</text:span><text:span text:style-name="T42">SFs for ERP has been studied by numerous authors and they have provided different insights. Some studies are now reviewed.</text:span></text:p>
      <text:p text:style-name="P46"><text:span text:style-name="T42">Holland and Light (1999), categorizes CSF into two main groups which are strategic factors which cover whole ERP implementation project and tactical factors that are applicable to specific ERP project parts. </text:span></text:p>
      <text:p text:style-name="P46"><text:span text:style-name="T51">Esteves-Sousa and Pastor-Collado (2000) came to conclusion that CSFs of ERP implementation should have four major parts which are strategic, tactical, organizational and</text:span></text:p>
      <text:p text:style-name="P47"><text:span text:style-name="T42">technical.</text:span></text:p>
      <text:p text:style-name="P9"/>
      <text:p text:style-name="P4">Case Studies</text:p>
      <text:p text:style-name="P23"><text:span text:style-name="T20">Gradient Consulting is a highly regarded consultancy providing businesses established in </text:span><text:span text:style-name="T39">2</text:span><text:span text:style-name="T20">007 in UK. It has helped many large companies select, implement and improve their business systems. In this paper, we analyse the case studies of two companies that implemented ERP by consulting with Gradient. </text:span><text:span text:style-name="T28">Case studies provided by Gradient has been of great help in </text:span><text:soft-page-break/><text:span text:style-name="T28">writing this paper. Case studies of two companies that implemented ERP with help of Gradient are discussed below.</text:span></text:p>
      <text:list xml:id="list3588840520" text:style-name="L5">
        <text:list-item>
          <text:p text:style-name="P55"><text:span text:style-name="T68">GBG Client</text:span></text:p>
          <text:p text:style-name="P56"><text:span text:style-name="T68">GBG are global specialists in identity data intelligence established in 1989. They help their clients in identification of people online and make right decisions about their customers and employees. </text:span><text:span text:style-name="T69">GBG uses their proprietary software to gather billions of data records from all over the world. </text:span><text:span text:style-name="T70">Their main operations are Identity Verification, Fraud and Compliance, Location Intelligence and Data Network.</text:span></text:p>
          <text:p text:style-name="P56"><text:span text:style-name="T71">Over-committed internal project management team were already on initiatives for ERP implementation. They were faced with a challenge at a different scale, a programme affecting multiple business units, making accurate and timely reporting to stakeholders a challenge. </text:span><text:span text:style-name="T54">A project leader had to act as a bridge between stakeholders and delivery teams to ensure all project phases were studied and prioritized carefully. </text:span><text:span text:style-name="T72">Keeping synergy between different divisions was also a challenge. GBG also decided to implement a higher level of governance at the business and executive level.</text:span></text:p>
          <text:p text:style-name="P56"><text:span text:style-name="T73">Pete Doyle, project manager who has been working for Gradient for 13 years was assigned for the project. His high level of expertise in managing large professional services and software development teams was surely necessary. Keeping in mind the satisfaction of stakeholders and market expectations, the project development had to shift from waterfall development to agile approach. </text:span><text:span text:style-name="T74">Actions taken to implement ERP are:</text:span></text:p>
        </text:list-item>
      </text:list>
      <text:list xml:id="list240761815" text:style-name="L1">
        <text:list-item>
          <text:list>
            <text:list-item>
              <text:p text:style-name="P5">Establishing a project timetable with help of Head of Architecture <text:span text:style-name="T91">to meet directives of head of Product.</text:span></text:p>
            </text:list-item>
            <text:list-item>
              <text:p text:style-name="P6">Actively collected, monitored, analysed , mitigated and escalated risks.</text:p>
            </text:list-item>
            <text:list-item>
              <text:p text:style-name="P6">Regular communication and transparent data and statistics were imperative throught.</text:p>
            </text:list-item>
            <text:list-item>
              <text:p text:style-name="P6">Monitored project against predetermined timescale to know early about delays.</text:p>
            </text:list-item>
            <text:list-item>
              <text:p text:style-name="P6">Coached teams to use only one framework throughout.</text:p>
            </text:list-item>
          </text:list>
          <text:p text:style-name="P7">Benefits of the actions were:</text:p>
        </text:list-item>
      </text:list>
      <text:list xml:id="list1631098849" text:style-name="L3">
        <text:list-item>
          <text:list>
            <text:list-item>
              <text:p text:style-name="P8">Introduction of standard on presentation of data. GBG got introduced to best practices in presenting clear information which had to be interpreted.</text:p>
            </text:list-item>
            <text:list-item>
              <text:p text:style-name="P1">Resource did not need to stretch to cater to the project requirements.</text:p>
            </text:list-item>
            <text:list-item>
              <text:p text:style-name="P1">GBG gained new ways to manage and report projects using simple templates.</text:p>
            </text:list-item>
            <text:list-item>
              <text:p text:style-name="P2">GBG improved its company culture and business processes and also united all its workers.</text:p>
            </text:list-item>
          </text:list>
        </text:list-item>
      </text:list>
      <text:p text:style-name="P3"/>
      <text:list xml:id="list2779647290" text:style-name="L6">
        <text:list-item>
          <text:p text:style-name="P57"><text:span text:style-name="T71">C</text:span><text:span text:style-name="T75">N Creative</text:span></text:p>
          <text:p text:style-name="P58"><text:span text:style-name="T75">CN Creative are North West-based healthcare company providing sustainable solutions to chain smokers to reduce smoking and smoking-related illnesses. </text:span><text:span text:style-name="T52">When they were analyzing on areas to make replacements on their outdated systems, they quickly realized how difficult ERP selection process could be. Even after 8 months of </text:span><text:span text:style-name="T53">vendor demonstrations</text:span><text:span text:style-name="T52"> they couldn't come close to choose a suitable system. They were forced to contact Gradient Consulting to help them identify the best ERP for their company.</text:span></text:p>
          <text:p text:style-name="P58"><text:span text:style-name="T52">Gradient then by working with CN Creative’s internal project team, introduced a structured process that helped them select the right system for them. </text:span><text:span text:style-name="T53">The selection process involved a series of site visits and interviews with clients and employees. Gradient transcribed Creative’s business into a comprehensive system requirements document. </text:span><text:span text:style-name="T54">Responses from specific list of vendors were analyzed and Gradient shortlisted three vendors who provided detailed demonstrations and Microsoft Nav was finally decided as the optimum choice. “</text:span><text:span text:style-name="T56">Azzure really gave us the most confidence. It </text:span><text:soft-page-break/><text:span text:style-name="T56">was their attitude and their honesty that clinched it,” </text:span><text:span text:style-name="T58">Creative Finance Director</text:span><text:span text:style-name="T56"> Tim Byrne </text:span><text:span text:style-name="T58">explains</text:span><text:span text:style-name="T56">. </text:span><text:span text:style-name="T57">Critical</text:span><text:span text:style-name="T55"> actions taken were:</text:span></text:p>
        </text:list-item>
      </text:list>
      <text:list xml:id="list1783107609" text:style-name="L2">
        <text:list-item>
          <text:list>
            <text:list-item>
              <text:p text:style-name="P24"><text:span text:style-name="T11">Series of site visits and interviews with key users.</text:span></text:p>
            </text:list-item>
            <text:list-item>
              <text:p text:style-name="P24"><text:span text:style-name="T11">Creating a comprehensive system requirement document.</text:span></text:p>
            </text:list-item>
            <text:list-item>
              <text:p text:style-name="P24"><text:span text:style-name="T11">Analysing the feedback of document from stakeholders.</text:span></text:p>
            </text:list-item>
          </text:list>
          <text:p text:style-name="P25"><text:span text:style-name="T41">Benefits of taking such actions were:</text:span></text:p>
        </text:list-item>
      </text:list>
      <text:list xml:id="list645508802" text:style-name="L4">
        <text:list-item>
          <text:list>
            <text:list-item>
              <text:p text:style-name="P28"><text:span text:style-name="T11">Introduction of structured selection process to help project team identify key business benefits.</text:span></text:p>
            </text:list-item>
            <text:list-item>
              <text:p text:style-name="P28"><text:span text:style-name="T34">Accommodation</text:span><text:span text:style-name="T11"> of current activities while also enabling future growth.</text:span></text:p>
            </text:list-item>
          </text:list>
        </text:list-item>
      </text:list>
      <text:p text:style-name="P26"><text:span text:style-name="T11"/></text:p>
      <text:p text:style-name="P15"><text:span text:style-name="T66">S</text:span><text:span text:style-name="T67">uccess factors</text:span></text:p>
      <text:p text:style-name="P29"><text:span text:style-name="T11">Identification of critical success factors will ensure successful implementation of ERP. According to Rabaa’I, “a set of activities that needs special considerations and continual attention for planning and implementing an ERP system” are CSFs.</text:span></text:p>
      <text:p text:style-name="P27"><text:span text:style-name="T11">Both the companies GBG and CN creative were fairly successful companies beforehand. But still ERP implementation made a huge dent in their accounts. Just for selection of vendor, they </text:span><text:span text:style-name="T21">both </text:span><text:span text:style-name="T11">had to take help of another professional team called Gradient. </text:span><text:span text:style-name="T22">Highly professional members were assigned as project manager and the team for development was also advanced. This caused the cost of ERP to skyrocket.</text:span></text:p>
      <text:p text:style-name="P39"><text:span text:style-name="T61">B</text:span><text:span text:style-name="T62">oth the companies’ business processes had to be thoroughly analysed </text:span><text:span text:style-name="T63">by field visits and interviews. The vendors also had to give special demonstration to all the clients. Security and testing is also important in ERP implementation. Doing all </text:span><text:span text:style-name="T64">these</text:span><text:span text:style-name="T63"> tasks require lots of manpower and time. CN creative toke more than 8 months just to choose suitable vendor. The development processes itself takes very long time and the implementation and training step takes more. </text:span><text:span text:style-name="T65">GBG had to shift its model from waterfall to agile approach. These kinds of detouring takes more time than one would think.</text:span></text:p>
      <text:p text:style-name="P30"><text:span text:style-name="T23">T</text:span><text:span text:style-name="T11">he initial cost of ERP software when compared with the expected returns from ERP over a <text:s/>span of time gives the Return on Investment(ROI) analysis. GBG being company on </text:span><text:span text:style-name="T24">identity</text:span><text:span text:style-name="T11"> data intelligence, benefits of ERP was way higher no matter the cost so it was a no-brainer. </text:span><text:span text:style-name="T25">But CN Creative must’ve had some hiccups in doing so. They couldn't invest on expensive ERPs.</text:span></text:p>
      <text:p text:style-name="P30"><text:span text:style-name="T25"/></text:p>
      <text:p text:style-name="P36"><text:span text:style-name="T25">S</text:span><text:span text:style-name="T11">trategic Success Factors in GBG</text:span></text:p>
      <text:p text:style-name="P35"><text:span text:style-name="T25">T</text:span><text:span text:style-name="T11">he teams that led the project implementation were highly experienced people </text:span><text:span text:style-name="T35">which was one of the key factor of success. Pete Doyle, man with 13 year experience was assigned to the project. </text:span><text:span text:style-name="T36">They established project timetable and maintained regular communication which is what a good project manager would do.</text:span><text:span text:style-name="T35"> According to his recommendation the company changed its business culture. </text:span><text:span text:style-name="T25">GBG had to reorganize its governing body </text:span><text:span text:style-name="T26">during implementation. </text:span><text:span text:style-name="T37">They also changed from waterfall model of development to fully agile approach.</text:span></text:p>
      <text:p text:style-name="P35"><text:span text:style-name="Strong_20_Emphasis"><text:span text:style-name="T85">“</text:span></text:span><text:span text:style-name="Strong_20_Emphasis"><text:span text:style-name="T87">We gained new ideas on managing and reporting on projects due to Pete’s involvement. His technical expertise meant he could contribute to the project outside of the initial scope of governance which added to the quality of the team overall”, </text:span></text:span><text:span text:style-name="Strong_20_Emphasis"><text:span text:style-name="T86">said Mick Hegarty, MD.</text:span></text:span></text:p>
      <text:p text:style-name="P37"><text:span text:style-name="T11">The Strategic success factors in ERP implementation in GBG was top management team and business re-engineering according to their recommendation.</text:span></text:p>
      <text:p text:style-name="P37"><text:span text:style-name="T11"/></text:p>
      <text:p text:style-name="P37"><text:span text:style-name="T11">Strategic Success Factors in CN Creatives</text:span></text:p>
      <text:p text:style-name="P38"><text:span text:style-name="T37">The ERP for CN creative was not so advanced as GBG. So top management support was not the main issue here. But they changed their business model. There was large amount of double keying in their database. </text:span><text:span text:style-name="T40">To solve this, t</text:span><text:span text:style-name="T37">he integrated ERP was implemented such that </text:span><text:soft-page-break/><text:span text:style-name="T37">there was only one point of entry. </text:span><text:span text:style-name="T11">It will also have one source of data and subsequently, inherent traceability right throughout the supply chain.</text:span><text:span text:style-name="T37"> </text:span><text:span text:style-name="T38">They have now developed an IT strategy that can accommodate their current activities and also ensuring future growth.</text:span></text:p>
      <text:p text:style-name="P53"><text:span text:style-name="T79">“</text:span><text:span text:style-name="T81">Having carried out an initial search for an ERP system we were unable to distinguish between a long list of system vendors. Gradient Consulting enabled us to identify our detailed requirements, and how each system would cater for them. This resulted in an expedient process that allowed us to hit our incredibly tight deadlines”</text:span><text:span text:style-name="T79">, </text:span><text:span text:style-name="T80">said Time Bryne, Director.</text:span></text:p>
      <text:p text:style-name="P31"><text:span text:style-name="T26"/></text:p>
      <text:p text:style-name="P32"><text:span text:style-name="T26"/></text:p>
      <text:p text:style-name="P32"><text:span text:style-name="T26">C</text:span><text:span text:style-name="T11">onclusion</text:span></text:p>
      <text:p text:style-name="P41"><text:span text:style-name="T43">This paper gave an overall introduction of ERP systems, including definitions, some statistics in ERP implementation and some factors influencing ERP implementation. </text:span><text:span text:style-name="T44">Furthermore, it explained the CSF’s concept and also provided general information on ways for successful implementation using this approach.</text:span></text:p>
      <text:p text:style-name="P52"><text:span text:style-name="T44">W</text:span><text:span text:style-name="T60">e discussed the major strategic success factors that determine ERP implementation and also reviewed some case studies to identify how these factors played role in real life scenario. </text:span><text:span text:style-name="T43">ERP implementation is no doubt a daunting task requiring high level skilled manpower, large budget and lot of time. </text:span><text:span text:style-name="T44">The above mentioned companies are well established companies and with the help of Consulting company, they selected the right ERP for their business. Their case studies show how the factors for successful implementation was identified and overcome.</text:span></text:p>
      <text:p text:style-name="P54"><text:span text:style-name="T44">E</text:span><text:span text:style-name="T42">very year many new companies decide to implement ERP. The use of ERP without a doubt brings transformation in business culture of any industry if the implementation is done in right manner. If the CSFs of ERP implementation as mentioned in this paper are given attention beforehand, the implementation will undoubtedly succeed and the company will flourish.</text:span></text:p>
      <text:p text:style-name="P61"><text:span text:style-name="T44">R</text:span><text:span text:style-name="T42">eferences</text:span></text:p>
      <text:p text:style-name="P48"><text:span text:style-name="T42"/></text:p>
      <text:p text:style-name="P50"><text:span text:style-name="T42">Ashwaq AlQashami and Heba Mohammad, “Critical Success Factors(CSFs) of Enterprise Resource Planning(ERP) System Implementation in Higher Education Institutions(HEIs): Concepts and Literature Review.”</text:span></text:p>
      <text:p text:style-name="P50"><text:span text:style-name="T42"/></text:p>
      <text:p text:style-name="P51"><text:span text:style-name="T82">Roka, </text:span><text:span text:style-name="T83">2020, “</text:span><text:span text:style-name="T84">C</text:span><text:span text:style-name="T82">ase</text:span><text:span text:style-name="T84"> S</text:span><text:span text:style-name="T82">tudies</text:span><text:span text:style-name="T84"> </text:span><text:span text:style-name="T82">of </text:span><text:span text:style-name="T84">E</text:span><text:span text:style-name="T82">nterprise</text:span><text:span text:style-name="T84"> </text:span><text:span text:style-name="T82">Resource</text:span><text:span text:style-name="T84"> </text:span><text:span text:style-name="T82">Planning</text:span><text:span text:style-name="T84"> (ERP) </text:span><text:span text:style-name="T82">System</text:span><text:span text:style-name="T84"> </text:span><text:span text:style-name="T82">Implementation</text:span><text:span text:style-name="T84"> </text:span><text:span text:style-name="T82">in</text:span><text:span text:style-name="T84"> </text:span><text:span text:style-name="T82">International</text:span><text:span text:style-name="T84"> </text:span><text:span text:style-name="T82">Corporations”</text:span></text:p>
      <text:p text:style-name="P50"><text:span text:style-name="T42"/></text:p>
      <text:p text:style-name="P60"><text:span text:style-name="T59">S</text:span><text:span text:style-name="T77">hahin Dezdar, </text:span><text:span text:style-name="T76">2012, “</text:span><text:span text:style-name="T77">Strategic and tactical factors for successful ERP projects: Insights from an Asian country”</text:span></text:p>
      <text:p text:style-name="P60"><text:span text:style-name="T77"/></text:p>
      <text:p text:style-name="P50"><text:span text:style-name="T113">Jenny Chang</text:span></text:p>
      <text:p text:style-name="P50"><text:span text:style-name="T78">&lt;</text:span><text:a xlink:type="simple" xlink:href="https://financesonline.com/erp-statistics/" text:style-name="Internet_20_link" text:visited-style-name="Visited_20_Internet_20_Link"><text:span text:style-name="T77">https://financesonline.com/erp-statistics/</text:span></text:a><text:span text:style-name="T78">&gt;</text:span></text:p>
      <text:p text:style-name="P48"/>
      <text:p text:style-name="P48"><text:span text:style-name="T109">&lt;</text:span><text:a xlink:type="simple" xlink:href="https://www.gradientconsulting.co.uk/cn-creative/" text:style-name="Internet_20_link" text:visited-style-name="Visited_20_Internet_20_Link">https://www.gradientconsulting.co.uk/cn-creative/</text:a><text:span text:style-name="T109">&gt;</text:span></text:p>
      <text:p text:style-name="P48"/>
      <text:p text:style-name="P48"><text:span text:style-name="T109">&lt;</text:span><text:a xlink:type="simple" xlink:href="https://www.gradientconsulting.co.uk/gbg/" text:style-name="Internet_20_link" text:visited-style-name="Visited_20_Internet_20_Link">https://www.gradientconsulting.co.uk/gbg/</text:a><text:span text:style-name="T109">&gt;</text:span></text:p>
      <text:p text:style-name="P48"/>
      <text:p text:style-name="P4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erriweather" svg:font-family="Merriweather, Georgia, 'Times New Roman', serif"/>
    <style:font-face style:name="Raleway" svg:font-family="Raleway, Arial, Helvetica, sans-serif"/>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30T20:47:17.565431513</meta:creation-date>
    <meta:editing-duration>PT23H29M32S</meta:editing-duration>
    <meta:editing-cycles>89</meta:editing-cycles>
    <meta:generator>LibreOffice/6.4.5.2$Linux_X86_64 LibreOffice_project/40$Build-2</meta:generator>
    <dc:date>2020-10-03T10:25:55.932874065</dc:date>
    <meta:document-statistic meta:table-count="0" meta:image-count="0" meta:object-count="0" meta:page-count="7" meta:paragraph-count="73" meta:word-count="2486" meta:character-count="16487" meta:non-whitespace-character-count="14092"/>
  </office:meta>
</office:document-meta>
</file>